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4375d" officeooo:paragraph-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3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4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4375d"/>
    </style:style>
    <style:style style:name="P5" style:family="paragraph">
      <loext:graphic-properties draw:fill="none"/>
      <style:paragraph-properties fo:text-align="center"/>
      <style:text-properties fo:color="#000000" loext:opacity="100%" fo:font-size="18pt"/>
    </style:style>
    <style:style style:name="P6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4" style:family="text">
      <style:text-properties officeooo:rsid="001f4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cccccc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3" draw:style-name="gr2" draw:text-style-name="P6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5" svg:width="3.7551in" svg:height="0.3185in" svg:x="2.0854in" svg:y="9.5516in"><text:p text:style-name="P3"><text:span text:style-name="T2">Lm. </text:span><text:span text:style-name="T3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5" svg:width="4.135in" svg:height="0.8933in" svg:x="1.9783in" svg:y="1.8154in"><text:p text:style-name="P1"><text:span text:style-name="T4">C</text:span>A LÊN ĐI</text:p><text:p text:style-name="P4"><text:span text:style-name="T1">TUYỂN TẬP HỢP 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5602in" svg:y="3.9772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9-11T22:45:42.408000000</dc:date>
    <meta:editing-cycles>29</meta:editing-cycles>
    <meta:editing-duration>PT2H2M3S</meta:editing-duration>
    <meta:generator>LibreOffice/7.1.4.2$Windows_X86_64 LibreOffice_project/a529a4fab45b75fefc5b6226684193eb000654f6</meta:generator>
    <meta:print-date>2021-06-02T08:32:47.405261478</meta:print-date>
    <meta:document-statistic meta:table-count="0" meta:image-count="1" meta:object-count="0" meta:page-count="1" meta:paragraph-count="3" meta:word-count="10" meta:character-count="37" meta:non-whitespace-character-count="30"/>
  </office:meta>
</office:document-meta>
</file>